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5.86mm" svg:height="90.85mm" svg:x="54.24mm" svg:y="92.43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27 <text:s text:c="3"/>sampled: 1865.817 <text:s text:c="2"/>given: 3800 <text:s text:c="2"/>gain: 2.03664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27 <text:s text:c="3"/>sampled: 1865.817 <text:s text:c="2"/>given: 3800 <text:s text:c="2"/>gain: 2.03664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54 <text:s text:c="3"/>sampled: 1767.828 <text:s text:c="2"/>given: 3600 <text:s text:c="2"/>gain: 2.0363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54 <text:s text:c="3"/>sampled: 1767.828 <text:s text:c="2"/>given: 3600 <text:s text:c="2"/>gain: 2.0363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8 <text:s text:c="3"/>sampled: 1669.537 <text:s text:c="2"/>given: 3400 <text:s text:c="2"/>gain: 2.0364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8 <text:s text:c="3"/>sampled: 1669.537 <text:s text:c="2"/>given: 3400 <text:s text:c="2"/>gain: 2.0364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03 <text:s text:c="3"/>sampled: 1571.347 <text:s text:c="2"/>given: 3200 <text:s text:c="2"/>gain: 2.0364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03 <text:s text:c="3"/>sampled: 1571.347 <text:s text:c="2"/>given: 3200 <text:s text:c="2"/>gain: 2.0364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8 <text:s text:c="3"/>sampled: 1473.157 <text:s text:c="2"/>given: 3000 <text:s text:c="2"/>gain: 2.03644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9 <text:s text:c="3"/>sampled: 1473.257 <text:s text:c="2"/>given: 3000 <text:s text:c="2"/>gain: 2.03630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55 <text:s text:c="3"/>sampled: 1375.168 <text:s text:c="2"/>given: 2800 <text:s text:c="2"/>gain: 2.03611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54 <text:s text:c="3"/>sampled: 1375.067 <text:s text:c="2"/>given: 2800 <text:s text:c="2"/>gain: 2.03626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8 <text:s text:c="3"/>sampled: 1276.776 <text:s text:c="2"/>given: 2600 <text:s text:c="2"/>gain: 2.03637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9 <text:s text:c="3"/>sampled: 1276.877 <text:s text:c="2"/>given: 2600 <text:s text:c="2"/>gain: 2.03621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04 <text:s text:c="3"/>sampled: 1178.687 <text:s text:c="2"/>given: 2400 <text:s text:c="2"/>gain: 2.0361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05 <text:s text:c="3"/>sampled: 1178.787 <text:s text:c="2"/>given: 2400 <text:s text:c="2"/>gain: 2.0359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0 <text:s text:c="3"/>sampled: 1080.597 <text:s text:c="2"/>given: 2200 <text:s text:c="2"/>gain: 2.0359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0 <text:s text:c="3"/>sampled: 1080.597 <text:s text:c="2"/>given: 2200 <text:s text:c="2"/>gain: 2.03591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6641" calcext:value-type="float">
            <text:p>2.03664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641" calcext:value-type="float">
            <text:p>2.03664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397" calcext:value-type="float">
            <text:p>2.03639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397" calcext:value-type="float">
            <text:p>2.03639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492" calcext:value-type="float">
            <text:p>2.0364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492" calcext:value-type="float">
            <text:p>2.0364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469" calcext:value-type="float">
            <text:p>2.03646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469" calcext:value-type="float">
            <text:p>2.03646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443" calcext:value-type="float">
            <text:p>2.03644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304" calcext:value-type="float">
            <text:p>2.03630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115" calcext:value-type="float">
            <text:p>2.03611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264" calcext:value-type="float">
            <text:p>2.03626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379" calcext:value-type="float">
            <text:p>2.03637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218" calcext:value-type="float">
            <text:p>2.03621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165" calcext:value-type="float">
            <text:p>2.0361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991" calcext:value-type="float">
            <text:p>2.03599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912" calcext:value-type="float">
            <text:p>2.03591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912" calcext:value-type="float">
            <text:p>2.03591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63" calcext:value-type="float">
            <text:p>2.0363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formula="of:=AVERAGE([.A49:.A107])" office:value-type="float" office:value="2330.85105084746" calcext:value-type="float">
            <text:p>2330.85105084746</text:p>
          </table:table-cell>
          <table:table-cell table:formula="of:=AVERAGE([.F49:.F52])" office:value-type="float" office:value="50.02425" calcext:value-type="float">
            <text:p>50.02425</text:p>
          </table:table-cell>
          <table:table-cell table:formula="of:=2*[.C49]" office:value-type="float" office:value="100.0485" calcext:value-type="float">
            <text:p>100.0485</text:p>
          </table:table-cell>
          <table:table-cell table:formula="of:=[.D49]/[.B49]" office:value-type="float" office:value="0.0429235922062133" calcext:value-type="float">
            <text:p>0.042923592206213</text:p>
          </table:table-cell>
          <table:table-cell office:value-type="float" office:value="50.023" calcext:value-type="float">
            <text:p>50.023</text:p>
          </table:table-cell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4"/>
          <table:table-cell office:value-type="float" office:value="50.022" calcext:value-type="float">
            <text:p>50.022</text:p>
          </table:table-cell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4"/>
          <table:table-cell office:value-type="float" office:value="50.024" calcext:value-type="float">
            <text:p>50.024</text:p>
          </table:table-cell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4"/>
          <table:table-cell office:value-type="float" office:value="50.028" calcext:value-type="float">
            <text:p>50.028</text:p>
          </table:table-cell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29.578" calcext:value-type="float">
            <text:p>2329.578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5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5"/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5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0.081" calcext:value-type="float">
            <text:p>2330.081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0.081" calcext:value-type="float">
            <text:p>2330.081</text:p>
          </table:table-cell>
          <table:table-cell table:number-columns-repeated="5"/>
        </table:table-row>
        <table:table-row table:style-name="ro1">
          <table:table-cell office:value-type="float" office:value="2329.88" calcext:value-type="float">
            <text:p>2329.88</text:p>
          </table:table-cell>
          <table:table-cell table:number-columns-repeated="5"/>
        </table:table-row>
        <table:table-row table:style-name="ro1">
          <table:table-cell office:value-type="float" office:value="2329.88" calcext:value-type="float">
            <text:p>2329.88</text:p>
          </table:table-cell>
          <table:table-cell table:number-columns-repeated="5"/>
        </table:table-row>
        <table:table-row table:style-name="ro1">
          <table:table-cell office:value-type="float" office:value="2329.376" calcext:value-type="float">
            <text:p>2329.376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5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5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5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5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29.477" calcext:value-type="float">
            <text:p>2329.477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170.056" calcext:value-type="float">
            <text:p>2170.056</text:p>
          </table:table-cell>
          <table:table-cell table:formula="of:=AVERAGE([.A111:.A183])" office:value-type="float" office:value="2170.97761643836" calcext:value-type="float">
            <text:p>2170.97761643836</text:p>
          </table:table-cell>
          <table:table-cell table:formula="of:=AVERAGE([.F111:.F116])" office:value-type="float" office:value="4.94316666666667" calcext:value-type="float">
            <text:p>4.94316666666667</text:p>
          </table:table-cell>
          <table:table-cell table:formula="of:=2 * [.C111]" office:value-type="float" office:value="9.88633333333333" calcext:value-type="float">
            <text:p>9.88633333333333</text:p>
          </table:table-cell>
          <table:table-cell table:formula="of:=[.D111]/[.B111]" office:value-type="float" office:value="0.00455386239750945" calcext:value-type="float">
            <text:p>0.004553862397509</text:p>
          </table:table-cell>
          <table:table-cell office:value-type="float" office:value="4.939" calcext:value-type="float">
            <text:p>4.939</text:p>
          </table:table-cell>
        </table:table-row>
        <table:table-row table:style-name="ro1">
          <table:table-cell office:value-type="float" office:value="2169.754" calcext:value-type="float">
            <text:p>2169.754</text:p>
          </table:table-cell>
          <table:table-cell table:number-columns-repeated="4"/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2172.07" calcext:value-type="float">
            <text:p>2172.07</text:p>
          </table:table-cell>
          <table:table-cell table:number-columns-repeated="4"/>
          <table:table-cell office:value-type="float" office:value="4.943" calcext:value-type="float">
            <text:p>4.943</text:p>
          </table:table-cell>
        </table:table-row>
        <table:table-row table:style-name="ro1">
          <table:table-cell office:value-type="float" office:value="2170.66" calcext:value-type="float">
            <text:p>2170.66</text:p>
          </table:table-cell>
          <table:table-cell table:number-columns-repeated="4"/>
          <table:table-cell office:value-type="float" office:value="4.944" calcext:value-type="float">
            <text:p>4.944</text:p>
          </table:table-cell>
        </table:table-row>
        <table:table-row table:style-name="ro1">
          <table:table-cell office:value-type="float" office:value="2170.157" calcext:value-type="float">
            <text:p>2170.157</text:p>
          </table:table-cell>
          <table:table-cell table:number-columns-repeated="4"/>
          <table:table-cell office:value-type="float" office:value="4.946" calcext:value-type="float">
            <text:p>4.946</text:p>
          </table:table-cell>
        </table:table-row>
        <table:table-row table:style-name="ro1">
          <table:table-cell office:value-type="float" office:value="2171.164" calcext:value-type="float">
            <text:p>2171.164</text:p>
          </table:table-cell>
          <table:table-cell table:number-columns-repeated="4"/>
          <table:table-cell office:value-type="float" office:value="4.947" calcext:value-type="float">
            <text:p>4.947</text:p>
          </table:table-cell>
        </table:table-row>
        <table:table-row table:style-name="ro1">
          <table:table-cell office:value-type="float" office:value="2171.466" calcext:value-type="float">
            <text:p>2171.466</text:p>
          </table:table-cell>
          <table:table-cell table:number-columns-repeated="5"/>
        </table:table-row>
        <table:table-row table:style-name="ro1">
          <table:table-cell office:value-type="float" office:value="2169.754" calcext:value-type="float">
            <text:p>2169.754</text:p>
          </table:table-cell>
          <table:table-cell table:number-columns-repeated="5"/>
        </table:table-row>
        <table:table-row table:style-name="ro1">
          <table:table-cell office:value-type="float" office:value="2170.157" calcext:value-type="float">
            <text:p>2170.157</text:p>
          </table:table-cell>
          <table:table-cell table:number-columns-repeated="5"/>
        </table:table-row>
        <table:table-row table:style-name="ro1">
          <table:table-cell office:value-type="float" office:value="2170.862" calcext:value-type="float">
            <text:p>2170.862</text:p>
          </table:table-cell>
          <table:table-cell table:number-columns-repeated="5"/>
        </table:table-row>
        <table:table-row table:style-name="ro1">
          <table:table-cell office:value-type="float" office:value="2171.768" calcext:value-type="float">
            <text:p>2171.768</text:p>
          </table:table-cell>
          <table:table-cell table:number-columns-repeated="5"/>
        </table:table-row>
        <table:table-row table:style-name="ro1">
          <table:table-cell office:value-type="float" office:value="2171.667" calcext:value-type="float">
            <text:p>2171.667</text:p>
          </table:table-cell>
          <table:table-cell table:number-columns-repeated="5"/>
        </table:table-row>
        <table:table-row table:style-name="ro1">
          <table:table-cell office:value-type="float" office:value="2169.653" calcext:value-type="float">
            <text:p>2169.653</text:p>
          </table:table-cell>
          <table:table-cell table:number-columns-repeated="5"/>
        </table:table-row>
        <table:table-row table:style-name="ro1">
          <table:table-cell office:value-type="float" office:value="2170.56" calcext:value-type="float">
            <text:p>2170.56</text:p>
          </table:table-cell>
          <table:table-cell table:number-columns-repeated="5"/>
        </table:table-row>
        <table:table-row table:style-name="ro1">
          <table:table-cell office:value-type="float" office:value="2170.862" calcext:value-type="float">
            <text:p>2170.862</text:p>
          </table:table-cell>
          <table:table-cell table:number-columns-repeated="5"/>
        </table:table-row>
        <table:table-row table:style-name="ro1">
          <table:table-cell office:value-type="float" office:value="2170.157" calcext:value-type="float">
            <text:p>2170.157</text:p>
          </table:table-cell>
          <table:table-cell table:number-columns-repeated="5"/>
        </table:table-row>
        <table:table-row table:style-name="ro1">
          <table:table-cell office:value-type="float" office:value="2169.855" calcext:value-type="float">
            <text:p>2169.855</text:p>
          </table:table-cell>
          <table:table-cell table:number-columns-repeated="5"/>
        </table:table-row>
        <table:table-row table:style-name="ro1">
          <table:table-cell office:value-type="float" office:value="2170.358" calcext:value-type="float">
            <text:p>2170.358</text:p>
          </table:table-cell>
          <table:table-cell table:number-columns-repeated="5"/>
        </table:table-row>
        <table:table-row table:style-name="ro1">
          <table:table-cell office:value-type="float" office:value="2168.848" calcext:value-type="float">
            <text:p>2168.848</text:p>
          </table:table-cell>
          <table:table-cell table:number-columns-repeated="5"/>
        </table:table-row>
        <table:table-row table:style-name="ro1">
          <table:table-cell office:value-type="float" office:value="2172.675" calcext:value-type="float">
            <text:p>2172.675</text:p>
          </table:table-cell>
          <table:table-cell table:number-columns-repeated="5"/>
        </table:table-row>
        <table:table-row table:style-name="ro1">
          <table:table-cell office:value-type="float" office:value="2170.056" calcext:value-type="float">
            <text:p>2170.056</text:p>
          </table:table-cell>
          <table:table-cell table:number-columns-repeated="5"/>
        </table:table-row>
        <table:table-row table:style-name="ro1">
          <table:table-cell office:value-type="float" office:value="2171.768" calcext:value-type="float">
            <text:p>2171.768</text:p>
          </table:table-cell>
          <table:table-cell table:number-columns-repeated="5"/>
        </table:table-row>
        <table:table-row table:style-name="ro1">
          <table:table-cell office:value-type="float" office:value="2168.243" calcext:value-type="float">
            <text:p>2168.243</text:p>
          </table:table-cell>
          <table:table-cell table:number-columns-repeated="5"/>
        </table:table-row>
        <table:table-row table:style-name="ro1">
          <table:table-cell office:value-type="float" office:value="2168.948" calcext:value-type="float">
            <text:p>2168.948</text:p>
          </table:table-cell>
          <table:table-cell table:number-columns-repeated="5"/>
        </table:table-row>
        <table:table-row table:style-name="ro1">
          <table:table-cell office:value-type="float" office:value="2170.962" calcext:value-type="float">
            <text:p>2170.962</text:p>
          </table:table-cell>
          <table:table-cell table:number-columns-repeated="5"/>
        </table:table-row>
        <table:table-row table:style-name="ro1">
          <table:table-cell office:value-type="float" office:value="2171.567" calcext:value-type="float">
            <text:p>2171.567</text:p>
          </table:table-cell>
          <table:table-cell table:number-columns-repeated="5"/>
        </table:table-row>
        <table:table-row table:style-name="ro1">
          <table:table-cell office:value-type="float" office:value="2170.459" calcext:value-type="float">
            <text:p>2170.459</text:p>
          </table:table-cell>
          <table:table-cell table:number-columns-repeated="5"/>
        </table:table-row>
        <table:table-row table:style-name="ro1">
          <table:table-cell office:value-type="float" office:value="2170.962" calcext:value-type="float">
            <text:p>2170.962</text:p>
          </table:table-cell>
          <table:table-cell table:number-columns-repeated="5"/>
        </table:table-row>
        <table:table-row table:style-name="ro1">
          <table:table-cell office:value-type="float" office:value="2170.358" calcext:value-type="float">
            <text:p>2170.358</text:p>
          </table:table-cell>
          <table:table-cell table:number-columns-repeated="5"/>
        </table:table-row>
        <table:table-row table:style-name="ro1">
          <table:table-cell office:value-type="float" office:value="2170.56" calcext:value-type="float">
            <text:p>2170.56</text:p>
          </table:table-cell>
          <table:table-cell table:number-columns-repeated="5"/>
        </table:table-row>
        <table:table-row table:style-name="ro1">
          <table:table-cell office:value-type="float" office:value="2169.25" calcext:value-type="float">
            <text:p>2169.25</text:p>
          </table:table-cell>
          <table:table-cell table:number-columns-repeated="5"/>
        </table:table-row>
        <table:table-row table:style-name="ro1">
          <table:table-cell office:value-type="float" office:value="2171.667" calcext:value-type="float">
            <text:p>2171.667</text:p>
          </table:table-cell>
          <table:table-cell table:number-columns-repeated="5"/>
        </table:table-row>
        <table:table-row table:style-name="ro1">
          <table:table-cell office:value-type="float" office:value="2171.567" calcext:value-type="float">
            <text:p>2171.567</text:p>
          </table:table-cell>
          <table:table-cell table:number-columns-repeated="5"/>
        </table:table-row>
        <table:table-row table:style-name="ro1">
          <table:table-cell office:value-type="float" office:value="2170.459" calcext:value-type="float">
            <text:p>2170.459</text:p>
          </table:table-cell>
          <table:table-cell table:number-columns-repeated="5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5"/>
        </table:table-row>
        <table:table-row table:style-name="ro1">
          <table:table-cell office:value-type="float" office:value="2171.567" calcext:value-type="float">
            <text:p>2171.567</text:p>
          </table:table-cell>
          <table:table-cell table:number-columns-repeated="5"/>
        </table:table-row>
        <table:table-row table:style-name="ro1">
          <table:table-cell office:value-type="float" office:value="2170.358" calcext:value-type="float">
            <text:p>2170.358</text:p>
          </table:table-cell>
          <table:table-cell table:number-columns-repeated="5"/>
        </table:table-row>
        <table:table-row table:style-name="ro1">
          <table:table-cell office:value-type="float" office:value="2169.855" calcext:value-type="float">
            <text:p>2169.855</text:p>
          </table:table-cell>
          <table:table-cell table:number-columns-repeated="5"/>
        </table:table-row>
        <table:table-row table:style-name="ro1">
          <table:table-cell office:value-type="float" office:value="2171.768" calcext:value-type="float">
            <text:p>2171.768</text:p>
          </table:table-cell>
          <table:table-cell table:number-columns-repeated="5"/>
        </table:table-row>
        <table:table-row table:style-name="ro1">
          <table:table-cell office:value-type="float" office:value="2173.581" calcext:value-type="float">
            <text:p>2173.581</text:p>
          </table:table-cell>
          <table:table-cell table:number-columns-repeated="5"/>
        </table:table-row>
        <table:table-row table:style-name="ro1">
          <table:table-cell office:value-type="float" office:value="2171.667" calcext:value-type="float">
            <text:p>2171.667</text:p>
          </table:table-cell>
          <table:table-cell table:number-columns-repeated="5"/>
        </table:table-row>
        <table:table-row table:style-name="ro1">
          <table:table-cell office:value-type="float" office:value="2171.869" calcext:value-type="float">
            <text:p>2171.869</text:p>
          </table:table-cell>
          <table:table-cell table:number-columns-repeated="5"/>
        </table:table-row>
        <table:table-row table:style-name="ro1">
          <table:table-cell office:value-type="float" office:value="2170.962" calcext:value-type="float">
            <text:p>2170.962</text:p>
          </table:table-cell>
          <table:table-cell table:number-columns-repeated="5"/>
        </table:table-row>
        <table:table-row table:style-name="ro1">
          <table:table-cell office:value-type="float" office:value="2171.667" calcext:value-type="float">
            <text:p>2171.667</text:p>
          </table:table-cell>
          <table:table-cell table:number-columns-repeated="5"/>
        </table:table-row>
        <table:table-row table:style-name="ro1">
          <table:table-cell office:value-type="float" office:value="2171.365" calcext:value-type="float">
            <text:p>2171.365</text:p>
          </table:table-cell>
          <table:table-cell table:number-columns-repeated="5"/>
        </table:table-row>
        <table:table-row table:style-name="ro1">
          <table:table-cell office:value-type="float" office:value="2171.365" calcext:value-type="float">
            <text:p>2171.365</text:p>
          </table:table-cell>
          <table:table-cell table:number-columns-repeated="5"/>
        </table:table-row>
        <table:table-row table:style-name="ro1">
          <table:table-cell office:value-type="float" office:value="2170.862" calcext:value-type="float">
            <text:p>2170.862</text:p>
          </table:table-cell>
          <table:table-cell table:number-columns-repeated="5"/>
        </table:table-row>
        <table:table-row table:style-name="ro1">
          <table:table-cell office:value-type="float" office:value="2170.761" calcext:value-type="float">
            <text:p>2170.761</text:p>
          </table:table-cell>
          <table:table-cell table:number-columns-repeated="5"/>
        </table:table-row>
        <table:table-row table:style-name="ro1">
          <table:table-cell office:value-type="float" office:value="2170.66" calcext:value-type="float">
            <text:p>2170.66</text:p>
          </table:table-cell>
          <table:table-cell table:number-columns-repeated="5"/>
        </table:table-row>
        <table:table-row table:style-name="ro1">
          <table:table-cell office:value-type="float" office:value="2170.157" calcext:value-type="float">
            <text:p>2170.157</text:p>
          </table:table-cell>
          <table:table-cell table:number-columns-repeated="5"/>
        </table:table-row>
        <table:table-row table:style-name="ro1">
          <table:table-cell office:value-type="float" office:value="2169.956" calcext:value-type="float">
            <text:p>2169.956</text:p>
          </table:table-cell>
          <table:table-cell table:number-columns-repeated="5"/>
        </table:table-row>
        <table:table-row table:style-name="ro1">
          <table:table-cell office:value-type="float" office:value="2172.473" calcext:value-type="float">
            <text:p>2172.473</text:p>
          </table:table-cell>
          <table:table-cell table:number-columns-repeated="5"/>
        </table:table-row>
        <table:table-row table:style-name="ro1">
          <table:table-cell office:value-type="float" office:value="2170.056" calcext:value-type="float">
            <text:p>2170.056</text:p>
          </table:table-cell>
          <table:table-cell table:number-columns-repeated="5"/>
        </table:table-row>
        <table:table-row table:style-name="ro1">
          <table:table-cell office:value-type="float" office:value="2171.567" calcext:value-type="float">
            <text:p>2171.567</text:p>
          </table:table-cell>
          <table:table-cell table:number-columns-repeated="5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5"/>
        </table:table-row>
        <table:table-row table:style-name="ro1">
          <table:table-cell office:value-type="float" office:value="2172.775" calcext:value-type="float">
            <text:p>2172.775</text:p>
          </table:table-cell>
          <table:table-cell table:number-columns-repeated="5"/>
        </table:table-row>
        <table:table-row table:style-name="ro1">
          <table:table-cell office:value-type="float" office:value="2172.07" calcext:value-type="float">
            <text:p>2172.07</text:p>
          </table:table-cell>
          <table:table-cell table:number-columns-repeated="5"/>
        </table:table-row>
        <table:table-row table:style-name="ro1">
          <table:table-cell office:value-type="float" office:value="2172.272" calcext:value-type="float">
            <text:p>2172.272</text:p>
          </table:table-cell>
          <table:table-cell table:number-columns-repeated="5"/>
        </table:table-row>
        <table:table-row table:style-name="ro1">
          <table:table-cell office:value-type="float" office:value="2171.667" calcext:value-type="float">
            <text:p>2171.667</text:p>
          </table:table-cell>
          <table:table-cell table:number-columns-repeated="5"/>
        </table:table-row>
        <table:table-row table:style-name="ro1">
          <table:table-cell office:value-type="float" office:value="2171.869" calcext:value-type="float">
            <text:p>2171.869</text:p>
          </table:table-cell>
          <table:table-cell table:number-columns-repeated="5"/>
        </table:table-row>
        <table:table-row table:style-name="ro1">
          <table:table-cell office:value-type="float" office:value="2172.373" calcext:value-type="float">
            <text:p>2172.373</text:p>
          </table:table-cell>
          <table:table-cell table:number-columns-repeated="5"/>
        </table:table-row>
        <table:table-row table:style-name="ro1">
          <table:table-cell office:value-type="float" office:value="2170.862" calcext:value-type="float">
            <text:p>2170.862</text:p>
          </table:table-cell>
          <table:table-cell table:number-columns-repeated="5"/>
        </table:table-row>
        <table:table-row table:style-name="ro1">
          <table:table-cell office:value-type="float" office:value="2171.365" calcext:value-type="float">
            <text:p>2171.365</text:p>
          </table:table-cell>
          <table:table-cell table:number-columns-repeated="5"/>
        </table:table-row>
        <table:table-row table:style-name="ro1">
          <table:table-cell office:value-type="float" office:value="2171.768" calcext:value-type="float">
            <text:p>2171.768</text:p>
          </table:table-cell>
          <table:table-cell table:number-columns-repeated="5"/>
        </table:table-row>
        <table:table-row table:style-name="ro1">
          <table:table-cell office:value-type="float" office:value="2169.653" calcext:value-type="float">
            <text:p>2169.653</text:p>
          </table:table-cell>
          <table:table-cell table:number-columns-repeated="5"/>
        </table:table-row>
        <table:table-row table:style-name="ro1">
          <table:table-cell office:value-type="float" office:value="2170.962" calcext:value-type="float">
            <text:p>2170.962</text:p>
          </table:table-cell>
          <table:table-cell table:number-columns-repeated="5"/>
        </table:table-row>
        <table:table-row table:style-name="ro1">
          <table:table-cell office:value-type="float" office:value="2171.466" calcext:value-type="float">
            <text:p>2171.466</text:p>
          </table:table-cell>
          <table:table-cell table:number-columns-repeated="5"/>
        </table:table-row>
        <table:table-row table:style-name="ro1">
          <table:table-cell office:value-type="float" office:value="2170.66" calcext:value-type="float">
            <text:p>2170.66</text:p>
          </table:table-cell>
          <table:table-cell table:number-columns-repeated="5"/>
        </table:table-row>
        <table:table-row table:style-name="ro1">
          <table:table-cell office:value-type="float" office:value="2172.473" calcext:value-type="float">
            <text:p>2172.473</text:p>
          </table:table-cell>
          <table:table-cell table:number-columns-repeated="5"/>
        </table:table-row>
        <table:table-row table:style-name="ro1">
          <table:table-cell office:value-type="float" office:value="2170.66" calcext:value-type="float">
            <text:p>2170.66</text:p>
          </table:table-cell>
          <table:table-cell table:number-columns-repeated="5"/>
        </table:table-row>
        <table:table-row table:style-name="ro1">
          <table:table-cell office:value-type="float" office:value="2172.876" calcext:value-type="float">
            <text:p>2172.876</text:p>
          </table:table-cell>
          <table:table-cell table:number-columns-repeated="5"/>
        </table:table-row>
        <table:table-row table:style-name="ro1">
          <table:table-cell office:value-type="float" office:value="2171.768" calcext:value-type="float">
            <text:p>2171.768</text:p>
          </table:table-cell>
          <table:table-cell table:number-columns-repeated="5"/>
        </table:table-row>
        <table:table-row table:style-name="ro1">
          <table:table-cell office:value-type="float" office:value="2171.466" calcext:value-type="float">
            <text:p>2171.46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5:26:10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5T16:01:20.463000000</dc:date>
    <meta:editing-duration>PT39M12S</meta:editing-duration>
    <meta:editing-cycles>6</meta:editing-cycles>
    <meta:document-statistic meta:table-count="1" meta:cell-count="1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87cm" svg:height="9.086cm" xlink:href=".." xlink:type="simple" chart:class="chart:line" chart:style-name="ch1">
        <chart:legend chart:legend-position="end" svg:x="18.735cm" svg:y="4.244cm" style:legend-expansion="high" chart:style-name="ch2"/>
        <chart:plot-area chart:style-name="ch3" table:cell-range-address="Sheet1.A21:Sheet1.A38" svg:x="0.431cm" svg:y="0.181cm" svg:width="17.873cm" svg:height="8.724cm">
          <chartooo:coordinate-region svg:x="1.714cm" svg:y="0.38cm" svg:width="16.403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6641">
                <text:p>2.03664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6641">
                <text:p>2.036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6397">
                <text:p>2.036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6397">
                <text:p>2.036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6492">
                <text:p>2.036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6492">
                <text:p>2.036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6469">
                <text:p>2.036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6469">
                <text:p>2.036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6443">
                <text:p>2.036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6304">
                <text:p>2.036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6115">
                <text:p>2.036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6264">
                <text:p>2.036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6379">
                <text:p>2.036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6218">
                <text:p>2.036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6165">
                <text:p>2.036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5991">
                <text:p>2.035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5912">
                <text:p>2.035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5912">
                <text:p>2.035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